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automatic-styles>
    <style:style style:name="P1" style:family="paragraph" style:parent-style-name="Footer">
      <style:text-properties officeooo:rsid="001cc38e" officeooo:paragraph-rsid="001cc38e"/>
    </style:style>
    <style:style style:name="P2" style:family="paragraph" style:parent-style-name="Contents_20_1">
      <style:paragraph-properties>
        <style:tab-stops>
          <style:tab-stop style:position="17cm" style:type="right" style:leader-style="solid" style:leader-text="_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solid" style:leader-text="_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cm" style:type="right" style:leader-style="solid" style:leader-text="_"/>
        </style:tab-stops>
      </style:paragraph-properties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paragraph-rsid="001dd3d6" style:font-weight-asian="bold" style:font-weight-complex="bold"/>
    </style:style>
    <style:style style:name="P7" style:family="paragraph" style:parent-style-name="Text_20_body">
      <style:text-properties officeooo:paragraph-rsid="0015e08d"/>
    </style:style>
    <style:style style:name="P8" style:family="paragraph" style:parent-style-name="Text_20_body">
      <style:text-properties officeooo:rsid="001a196b" officeooo:paragraph-rsid="001a196b"/>
    </style:style>
    <style:style style:name="P9" style:family="paragraph" style:parent-style-name="Text_20_body">
      <style:text-properties fo:font-weight="normal" officeooo:rsid="0016e685" officeooo:paragraph-rsid="0015e08d" style:font-weight-asian="normal" style:font-weight-complex="normal"/>
    </style:style>
    <style:style style:name="P10" style:family="paragraph" style:parent-style-name="Text_20_body">
      <style:text-properties fo:font-weight="normal" officeooo:rsid="0022ce4d" officeooo:paragraph-rsid="0022ce4d" style:font-weight-asian="normal" style:font-weight-complex="normal"/>
    </style:style>
    <style:style style:name="P11" style:family="paragraph" style:parent-style-name="Text_20_body">
      <style:text-properties officeooo:paragraph-rsid="001dd3d6"/>
    </style:style>
    <style:style style:name="P12" style:family="paragraph" style:parent-style-name="Text_20_body">
      <style:text-properties officeooo:paragraph-rsid="0021176a"/>
    </style:style>
    <style:style style:name="P13" style:family="paragraph" style:parent-style-name="Contents_20_1">
      <style:paragraph-properties>
        <style:tab-stops>
          <style:tab-stop style:position="17cm" style:type="right" style:leader-style="solid" style:leader-text="_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solid" style:leader-text="_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6cm" style:type="right" style:leader-style="solid" style:leader-text="_"/>
        </style:tab-stops>
      </style:paragraph-properties>
    </style:style>
    <style:style style:name="P16" style:family="paragraph" style:parent-style-name="Heading_20_1">
      <style:paragraph-properties fo:break-before="page"/>
      <style:text-properties officeooo:rsid="0014239e" officeooo:paragraph-rsid="0014239e"/>
    </style:style>
    <style:style style:name="P17" style:family="paragraph" style:parent-style-name="Heading_20_1">
      <style:paragraph-properties fo:break-before="page"/>
      <style:text-properties officeooo:rsid="001dacba" officeooo:paragraph-rsid="001dacba"/>
    </style:style>
    <style:style style:name="P18" style:family="paragraph" style:parent-style-name="Heading_20_2">
      <style:text-properties officeooo:rsid="0015e08d" officeooo:paragraph-rsid="0015e08d"/>
    </style:style>
    <style:style style:name="P19" style:family="paragraph" style:parent-style-name="Heading_20_2">
      <style:text-properties officeooo:rsid="0014b686" officeooo:paragraph-rsid="0014b686"/>
    </style:style>
    <style:style style:name="P20" style:family="paragraph" style:parent-style-name="Heading_20_2">
      <style:paragraph-properties fo:break-before="page"/>
      <style:text-properties officeooo:rsid="0014b686" officeooo:paragraph-rsid="0014b686"/>
    </style:style>
    <style:style style:name="P21" style:family="paragraph" style:parent-style-name="Heading_20_2" style:list-style-name="">
      <style:text-properties officeooo:rsid="0014b686" officeooo:paragraph-rsid="0014b686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break-before="page"/>
    </style:style>
    <style:style style:name="P24" style:family="paragraph" style:parent-style-name="Heading_20_3">
      <style:text-properties officeooo:rsid="0014b686" officeooo:paragraph-rsid="0014b686"/>
    </style:style>
    <style:style style:name="P25" style:family="paragraph" style:parent-style-name="Standard" style:list-style-name="L1"/>
    <style:style style:name="P26" style:family="paragraph" style:parent-style-name="Standard" style:list-style-name="L2"/>
    <style:style style:name="P27" style:family="paragraph" style:parent-style-name="Standard" style:list-style-name="L3"/>
    <style:style style:name="P28" style:family="paragraph" style:parent-style-name="Standard" style:list-style-name="L4"/>
    <style:style style:name="P29" style:family="paragraph" style:parent-style-name="Text_20_body" style:list-style-name="L5">
      <style:text-properties officeooo:paragraph-rsid="0014b686"/>
    </style:style>
    <style:style style:name="P30" style:family="paragraph" style:parent-style-name="Text_20_body" style:list-style-name="L6">
      <style:text-properties officeooo:paragraph-rsid="0014b686"/>
    </style:style>
    <style:style style:name="P31" style:family="paragraph" style:parent-style-name="Text_20_body" style:list-style-name="L7">
      <style:text-properties officeooo:paragraph-rsid="0014b686"/>
    </style:style>
    <style:style style:name="P32" style:family="paragraph" style:parent-style-name="Text_20_body" style:list-style-name="L8">
      <style:text-properties officeooo:rsid="001e0c5d" officeooo:paragraph-rsid="001e0c5d"/>
    </style:style>
    <style:style style:name="P33" style:family="paragraph" style:parent-style-name="Text_20_body" style:list-style-name="L8">
      <style:text-properties officeooo:rsid="001ec530" officeooo:paragraph-rsid="001ec530"/>
    </style:style>
    <style:style style:name="P34" style:family="paragraph" style:parent-style-name="Text_20_body" style:list-style-name="L8">
      <style:text-properties officeooo:rsid="0023656a" officeooo:paragraph-rsid="0023656a"/>
    </style:style>
    <style:style style:name="P35" style:family="paragraph" style:parent-style-name="Text_20_body" style:list-style-name="L8">
      <style:text-properties officeooo:rsid="0023656a" officeooo:paragraph-rsid="0024ed09"/>
    </style:style>
    <style:style style:name="P36" style:family="paragraph" style:parent-style-name="Text_20_body" style:list-style-name="L8">
      <style:text-properties officeooo:rsid="0024ed09" officeooo:paragraph-rsid="0024ed09"/>
    </style:style>
    <style:style style:name="P37" style:family="paragraph" style:parent-style-name="Text_20_body">
      <style:text-properties officeooo:rsid="001f6e98" officeooo:paragraph-rsid="001f6e98"/>
    </style:style>
    <style:style style:name="P38" style:family="paragraph" style:parent-style-name="Text_20_body" style:list-style-name="L9">
      <style:text-properties officeooo:paragraph-rsid="001f6e98"/>
    </style:style>
    <style:style style:name="P39" style:family="paragraph" style:parent-style-name="Text_20_body">
      <style:text-properties officeooo:rsid="0021176a" officeooo:paragraph-rsid="002117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e08d" style:font-weight-asian="bold" style:font-weight-complex="bold"/>
    </style:style>
    <style:style style:name="T3" style:family="text">
      <style:text-properties fo:font-weight="normal" officeooo:rsid="0016e685" style:font-weight-asian="normal" style:font-weight-complex="normal"/>
    </style:style>
    <style:style style:name="T4" style:family="text">
      <style:text-properties officeooo:rsid="0015e08d"/>
    </style:style>
    <style:style style:name="T5" style:family="text">
      <style:text-properties officeooo:rsid="0016e685"/>
    </style:style>
    <style:style style:name="T6" style:family="text">
      <style:text-properties officeooo:rsid="0017ed17"/>
    </style:style>
    <style:style style:name="T7" style:family="text">
      <style:text-properties officeooo:rsid="0019a385"/>
    </style:style>
    <style:style style:name="T8" style:family="text">
      <style:text-properties officeooo:rsid="001a196b"/>
    </style:style>
    <style:style style:name="T9" style:family="text">
      <style:text-properties officeooo:rsid="001dd3d6"/>
    </style:style>
    <style:style style:name="T10" style:family="text">
      <style:text-properties officeooo:rsid="001f6e98"/>
    </style:style>
    <style:style style:name="T11" style:family="text">
      <style:text-properties officeooo:rsid="0022ce4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Documentación inicial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_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Documentación inicial</text:p>
          </text:index-title>
          <text:p text:style-name="P2"><text:a xlink:type="simple" xlink:href="#__RefHeading___Toc115_2076995531" text:style-name="Index_20_Link" text:visited-style-name="Index_20_Link">1. Usabilidad y accesibilidad web<text:tab/>2</text:a></text:p>
          <text:p text:style-name="P3"><text:a xlink:type="simple" xlink:href="#__RefHeading___Toc117_2076995531" text:style-name="Index_20_Link" text:visited-style-name="Index_20_Link">1.1. Estandares (ISO/IEC 9126, 9241-11, 13407 y 9241-15 y UNE 139803:2004 y 2012)<text:tab/>2</text:a></text:p>
          <text:p text:style-name="P3"><text:a xlink:type="simple" xlink:href="#__RefHeading___Toc119_2076995531" text:style-name="Index_20_Link" text:visited-style-name="Index_20_Link">1.2. Principios que regulan el funcionamiento del W3C<text:tab/>2</text:a></text:p>
          <text:p text:style-name="P3"><text:a xlink:type="simple" xlink:href="#__RefHeading___Toc121_2076995531" text:style-name="Index_20_Link" text:visited-style-name="Index_20_Link">1.3. Requisitos de conformidad<text:tab/>3</text:a></text:p>
          <text:p text:style-name="P4"><text:a xlink:type="simple" xlink:href="#__RefHeading___Toc123_2076995531" text:style-name="Index_20_Link" text:visited-style-name="Index_20_Link">Nivel A<text:tab/>3</text:a></text:p>
          <text:p text:style-name="P4"><text:a xlink:type="simple" xlink:href="#__RefHeading___Toc125_2076995531" text:style-name="Index_20_Link" text:visited-style-name="Index_20_Link">Nivel AA<text:tab/>3</text:a></text:p>
          <text:p text:style-name="P4"><text:a xlink:type="simple" xlink:href="#__RefHeading___Toc127_2076995531" text:style-name="Index_20_Link" text:visited-style-name="Index_20_Link">Nivel AAA<text:tab/>3</text:a></text:p>
          <text:p text:style-name="P2"><text:a xlink:type="simple" xlink:href="#__RefHeading___Toc278_3873444138" text:style-name="Index_20_Link" text:visited-style-name="Index_20_Link">2. Esquema del diseño propuesto<text:tab/>4</text:a></text:p>
          <text:p text:style-name="P3"><text:a xlink:type="simple" xlink:href="#__RefHeading___Toc280_3873444138" text:style-name="Index_20_Link" text:visited-style-name="Index_20_Link">Secciones a realizar en el diseño.<text:tab/>4</text:a></text:p>
          <text:p text:style-name="P3"><text:a xlink:type="simple" xlink:href="#__RefHeading___Toc282_3873444138" text:style-name="Index_20_Link" text:visited-style-name="Index_20_Link">Discapacidades a tener en cuenta.<text:tab/>4</text:a></text:p>
          <text:p text:style-name="P3"><text:a xlink:type="simple" xlink:href="#__RefHeading___Toc284_3873444138" text:style-name="Index_20_Link" text:visited-style-name="Index_20_Link">Actividad 9.4<text:tab/>5</text:a></text:p>
        </text:index-body>
      </text:table-of-content>
      <text:p text:style-name="Standard"/>
      <text:h text:style-name="P16" text:outline-level="1"><text:bookmark-start text:name="__RefHeading___Toc115_2076995531"/>1. Usabilidad y accesibilidad web<text:bookmark-end text:name="__RefHeading___Toc115_2076995531"/></text:h>
      <text:h text:style-name="P18" text:outline-level="2"><text:bookmark-start text:name="__RefHeading___Toc117_2076995531"/><text:span text:style-name="T8">1</text:span>.<text:span text:style-name="T8">1.</text:span> Estandares (ISO/IEC 9126, 9241-11, 13407 y 9241-15 y UNE 139803:2004 y 2012)<text:bookmark-end text:name="__RefHeading___Toc117_2076995531"/></text:h>
      <text:p text:style-name="P7"><text:span text:style-name="T4">En el tema de </text:span><text:span text:style-name="T2">usabilidad</text:span><text:span text:style-name="T4"> los estándares tienen en común como se centran en que el usuario para que pueda aprender, entender y utilizar la funcionalidades de nuestro sitio web. </text:span></text:p>
      <text:p text:style-name="P7"/>
      <text:p text:style-name="P7"><text:span text:style-name="T4">En el tema de la </text:span><text:span text:style-name="T2">accesibilidad </text:span><text:span text:style-name="T3">tienen en común la necesidad de que la información de la pagina sea accesible a la personas mayores y personas con distintas discapacidades.</text:span></text:p>
      <text:p text:style-name="P9"/>
      <text:h text:style-name="P19" text:outline-level="2"><text:bookmark-start text:name="__RefHeading___Toc119_2076995531"/><text:span text:style-name="T8">1</text:span><text:span text:style-name="T5">.</text:span><text:span text:style-name="T8">2.</text:span><text:span text:style-name="T5"> </text:span>Principios <text:span text:style-name="T6">que regulan el funcionamiento</text:span> del W3C<text:bookmark-end text:name="__RefHeading___Toc119_2076995531"/></text:h>
      <text:p text:style-name="P5">Información perceptible e interfaz de usuario:</text:p>
      <text:list xml:id="list3618449652" text:style-name="L1">
        <text:list-item>
          <text:p text:style-name="P25"><text:bookmark text:name="alternatives"/>Alternativas de texto para contenido no textual</text:p>
        </text:list-item>
        <text:list-item>
          <text:p text:style-name="P25"><text:bookmark text:name="captions"/>Subtítulos y otras alternativas para multimedia</text:p>
        </text:list-item>
        <text:list-item>
          <text:p text:style-name="P25">Contenido que puede ser presentado de diferentes maneras</text:p>
        </text:list-item>
        <text:list-item>
          <text:p text:style-name="P25">Contenido más fácil de ver y escuchar</text:p>
        </text:list-item>
      </text:list>
      <text:p text:style-name="Standard"/>
      <text:p text:style-name="P5">Interfaz de usuario y navegación operables:</text:p>
      <text:list xml:id="list4130621660" text:style-name="L2">
        <text:list-item>
          <text:p text:style-name="P26">Funcionalidad disponible desde el teclado</text:p>
        </text:list-item>
        <text:list-item>
          <text:p text:style-name="P26">Los usuarios tienen tiempo suficiente para leer y utilizar el contenido</text:p>
        </text:list-item>
        <text:list-item>
          <text:p text:style-name="P26">El contenido no causa convulsiones ni reacciones físicas</text:p>
        </text:list-item>
        <text:list-item>
          <text:p text:style-name="P26">Los usuarios pueden navegar fácilmente, encontrar contenido, y determinar dónde están</text:p>
        </text:list-item>
        <text:list-item>
          <text:p text:style-name="P26">Los usuarios pueden utilizar diferentes modalidades de entrada además del teclado</text:p>
        </text:list-item>
      </text:list>
      <text:p text:style-name="Standard"/>
      <text:p text:style-name="P5">Información comprensible e interfaz de usuario:</text:p>
      <text:list xml:id="list3578503962" text:style-name="L3">
        <text:list-item>
          <text:p text:style-name="P27">El texto es legible y comprensible</text:p>
        </text:list-item>
        <text:list-item>
          <text:p text:style-name="P27">El contenido aparece y opera de forma predecible</text:p>
        </text:list-item>
        <text:list-item>
          <text:p text:style-name="P27">Asistencia a los usuarios para prevenir y corregir errores</text:p>
        </text:list-item>
      </text:list>
      <text:p text:style-name="Standard"/>
      <text:p text:style-name="P5">Contenido robusto e interpretación confiable:</text:p>
      <text:list xml:id="list3723281602" text:style-name="L4">
        <text:list-item>
          <text:p text:style-name="P28">El contenido es compatible con las herramientas de usuar<text:span text:style-name="T7">i</text:span>o actuales y futuras</text:p>
        </text:list-item>
      </text:list>
      <text:p text:style-name="Standard"/>
      <text:p text:style-name="Standard"/>
      <text:h text:style-name="P21" text:outline-level="2"/>
      <text:h text:style-name="P20" text:outline-level="2"><text:bookmark-start text:name="__RefHeading___Toc121_2076995531"/><text:span text:style-name="T8">1</text:span><text:span text:style-name="T5">.</text:span><text:span text:style-name="T8">3.</text:span><text:span text:style-name="T5"> </text:span>Requisitos de conformidad<text:bookmark-end text:name="__RefHeading___Toc121_2076995531"/></text:h>
      <text:h text:style-name="P24" text:outline-level="3"><text:bookmark-start text:name="__RefHeading___Toc123_2076995531"/>Nivel A<text:bookmark-end text:name="__RefHeading___Toc123_2076995531"/></text:h>
      <text:p text:style-name="P8">Es el nivel mínimo de conformidad y para conseguirlo hay que satisfacer los siguientes criterios:</text:p>
      <text:list xml:id="list3194812559" text:style-name="L5">
        <text:list-item>
          <text:p text:style-name="P29">Características sensoriales</text:p>
        </text:list-item>
        <text:list-item>
          <text:p text:style-name="P29">Control del audio</text:p>
        </text:list-item>
        <text:list-item>
          <text:p text:style-name="P29">Sin trampas para el foco de teclado</text:p>
        </text:list-item>
        <text:list-item>
          <text:p text:style-name="P29">Identificación de errores</text:p>
        </text:list-item>
      </text:list>
      <text:h text:style-name="P24" text:outline-level="3"><text:bookmark-start text:name="__RefHeading___Toc125_2076995531"/>Nivel AA<text:bookmark-end text:name="__RefHeading___Toc125_2076995531"/></text:h>
      <text:p text:style-name="P8">Para lograr este nivel de conformidad hay que cumplir el anterior nivel y los criterios de este nivel:</text:p>
      <text:list xml:id="list2973368474" text:style-name="L6">
        <text:list-item>
          <text:p text:style-name="P30">Foco visible</text:p>
        </text:list-item>
        <text:list-item>
          <text:p text:style-name="P30">Prevención de errores (legales, financieros, datos<text:span text:style-name="T8">)</text:span></text:p>
        </text:list-item>
      </text:list>
      <text:h text:style-name="P24" text:outline-level="3"><text:bookmark-start text:name="__RefHeading___Toc127_2076995531"/>Nivel AAA<text:bookmark-end text:name="__RefHeading___Toc127_2076995531"/></text:h>
      <text:p text:style-name="P8">Para lograr este nivel de conformidad hay que cumplir los anteriores niveles y los criterios de este nivel:</text:p>
      <text:list xml:id="list398518458" text:style-name="L7">
        <text:list-item>
          <text:p text:style-name="P31">Medio alternativo</text:p>
        </text:list-item>
        <text:list-item>
          <text:p text:style-name="P31">Sonido de fondo bajo o ausente</text:p>
        </text:list-item>
        <text:list-item>
          <text:p text:style-name="P31">Re-autentificación</text:p>
        </text:list-item>
        <text:list-item>
          <text:p text:style-name="P31">Pronunciación</text:p>
        </text:list-item>
        <text:list-item>
          <text:p text:style-name="P31">Prevención de errores<text:span text:style-name="T8">(todos)</text:span></text:p>
        </text:list-item>
      </text:list>
      <text:h text:style-name="P17" text:outline-level="1"><text:bookmark-start text:name="__RefHeading___Toc278_3873444138"/>2. Esquema del diseño propuesto<text:bookmark-end text:name="__RefHeading___Toc278_3873444138"/></text:h>
      <text:h text:style-name="Heading_20_2" text:outline-level="2"><text:bookmark-start text:name="__RefHeading___Toc280_3873444138"/>Secciones a realizar en el diseño.<text:bookmark-end text:name="__RefHeading___Toc280_3873444138"/></text:h>
      <text:list xml:id="list3364806424" text:style-name="L8">
        <text:list-item>
          <text:p text:style-name="P32">Index</text:p>
          <text:list>
            <text:list-item>
              <text:p text:style-name="P32">Cabecera</text:p>
              <text:list>
                <text:list-item>
                  <text:p text:style-name="P32">Logo.</text:p>
                </text:list-item>
                <text:list-item>
                  <text:p text:style-name="P32">Botones.</text:p>
                </text:list-item>
              </text:list>
            </text:list-item>
            <text:list-item>
              <text:p text:style-name="P32">Cuerpo</text:p>
              <text:list>
                <text:list-item>
                  <text:p text:style-name="P32">Cuadro de búsqueda.</text:p>
                </text:list-item>
                <text:list-item>
                  <text:p text:style-name="P33">Recuadros con los personajes.</text:p>
                </text:list-item>
              </text:list>
            </text:list-item>
            <text:list-item>
              <text:p text:style-name="P34">Pie</text:p>
              <text:list>
                <text:list-item>
                  <text:p text:style-name="P36">Derechos de autor</text:p>
                </text:list-item>
                <text:list-item>
                  <text:p text:style-name="P34">Enlace al código fuente</text:p>
                </text:list-item>
              </text:list>
            </text:list-item>
          </text:list>
        </text:list-item>
        <text:list-item>
          <text:p text:style-name="P33">ExtendedCard</text:p>
          <text:list>
            <text:list-item>
              <text:p text:style-name="P33">Cabecera</text:p>
              <text:list>
                <text:list-item>
                  <text:p text:style-name="P33">Logo.</text:p>
                </text:list-item>
              </text:list>
            </text:list-item>
            <text:list-item>
              <text:p text:style-name="P33">Cuerpo</text:p>
              <text:list>
                <text:list-item>
                  <text:p text:style-name="P33">Foto del personaje.</text:p>
                </text:list-item>
                <text:list-item>
                  <text:p text:style-name="P33">Recuadro con el nombre y la información del personaje.</text:p>
                </text:list-item>
                <text:list-item>
                  <text:p text:style-name="P34">Recuadros con las transformaciones.</text:p>
                </text:list-item>
              </text:list>
            </text:list-item>
            <text:list-item>
              <text:p text:style-name="P35">Pie</text:p>
              <text:list>
                <text:list-item>
                  <text:p text:style-name="P36">Derechos de autor</text:p>
                </text:list-item>
                <text:list-item>
                  <text:p text:style-name="P35">Enlace al código fuente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82_3873444138"/>Discapacidades a tener en cuenta.<text:bookmark-end text:name="__RefHeading___Toc282_3873444138"/></text:h>
      <text:p text:style-name="P37">Las discapacidades que vamos a tener en cuenta son:</text:p>
      <text:list xml:id="list1536860435" text:style-name="L9">
        <text:list-item>
          <text:p text:style-name="P38"><text:span text:style-name="T11">V</text:span><text:span text:style-name="T10">isuales<text:line-break/></text:span></text:p>
        </text:list-item>
      </text:list>
      <text:h text:style-name="P22" text:outline-level="2"/>
      <text:h text:style-name="P23" text:outline-level="2"><text:bookmark-start text:name="__RefHeading___Toc284_3873444138"/><text:span text:style-name="T9">A</text:span>ctividad 9.4<text:bookmark-end text:name="__RefHeading___Toc284_3873444138"/></text:h>
      <text:p text:style-name="P11"><text:span text:style-name="T1">Qué harías para adaptar la presencia de captchas a usuarios con dificultades visuales?</text:span> </text:p>
      <text:p text:style-name="P39">Que la página web diera una alerta auditiva al usuario y le pregunté si quiere colocar el puntero en la casilla de verificación.</text:p>
      <text:p text:style-name="P12"/>
      <text:p text:style-name="P6"><text:span text:style-name="T9">¿</text:span>Crees que existe alguna recomendación internacional donde se recojan directrices para solucionar este tipo de barreras?</text:p>
      <text:p text:style-name="P10">Si el estándar de accesibilidad W3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erdana" svg:font-family="Verdana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Verdana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Verdana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c38e" officeooo:paragraph-rsid="001cc3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aniel Antmann, Enrique Uribe y Alex Gonzaga<text:tab/>Pagina <text:page-number text:select-page="current">5</text:page-number><text:s/>de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5:50:55.761794575</meta:creation-date>
    <meta:generator>LibreOffice/7.3.7.2$Linux_X86_64 LibreOffice_project/30$Build-2</meta:generator>
    <dc:date>2025-01-30T16:57:32.199512141</dc:date>
    <meta:editing-duration>PT43M45S</meta:editing-duration>
    <meta:editing-cycles>13</meta:editing-cycles>
    <meta:document-statistic meta:table-count="0" meta:image-count="0" meta:object-count="0" meta:page-count="5" meta:paragraph-count="83" meta:word-count="571" meta:character-count="3391" meta:non-whitespace-character-count="2945"/>
  </office:meta>
</office:document-meta>
</file>